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4])" office:value-type="float" office:value="0" calcext:value-type="float">
            <text:p>-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39:04.316536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9:04.318546000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17">00/00/0000</text:date><text:s/>- <text:time style:data-style-name="N2" text:time-value="09:39:04.3238663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3:00:00</meta:creation-date>
    <dc:date>2025-09-17T09:39:23.850674100</dc:date>
    <meta:print-date>2020-01-06T16:38:44.221000000</meta:print-date>
    <dc:language>pt-PT</dc:language>
    <meta:editing-cycles>529</meta:editing-cycles>
    <meta:editing-duration>PT6H24M17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